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RAGON CRUZ, SHEYL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RAGON CRUZ, SHEYL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862741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RAGON CRUZ, ZAID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583969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1 - Trans. Aer. Caja Patos Pekin</text:p>
          </table:table-cell>
          <table:table-cell table:style-name="Tableau1.A2" office:value-type="string">
            <text:p text:style-name="P14">28.7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15.1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5.1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TOS PEKINES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8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21:54:2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